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1c80" officeooo:paragraph-rsid="00011c80"/>
    </style:style>
    <style:style style:name="P2" style:family="paragraph" style:parent-style-name="Standard">
      <style:text-properties style:text-underline-style="solid" style:text-underline-width="auto" style:text-underline-color="font-color" fo:font-weight="bold" officeooo:rsid="00011c80" officeooo:paragraph-rsid="00011c80" style:font-weight-asian="bold" style:font-weight-complex="bold"/>
    </style:style>
    <style:style style:name="P3" style:family="paragraph" style:parent-style-name="Standard">
      <style:text-properties style:text-underline-style="solid" style:text-underline-width="auto" style:text-underline-color="font-color" officeooo:rsid="00031521" officeooo:paragraph-rsid="00031521"/>
    </style:style>
    <style:style style:name="P4" style:family="paragraph" style:parent-style-name="Standard">
      <style:text-properties officeooo:rsid="00031521" officeooo:paragraph-rsid="00031521"/>
    </style:style>
    <style:style style:name="T1" style:family="text">
      <style:text-properties officeooo:rsid="00043a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riteup :</text:p>
      <text:p text:style-name="P1"/>
      <text:p text:style-name="P3">Path Generation:</text:p>
      <text:p text:style-name="P4"/>
      <text:p text:style-name="P4">As the car coordinates are in X , Y coordinates , it is more convenient to covert them to frenet coordinates using the ‘getFrenet’ function in main.cpp. So, for purpose for keeping lane, the values of ‘s’ and ‘d’ are used to predict future path and lane location respectively.</text:p>
      <text:p text:style-name="P4"/>
      <text:p text:style-name="P4">I had problems with unclean trajetory manurvering at the start but settled on using the C++ Library called ‘spline’. It guarantees that the trajectory will go through all the points in a smoother path. </text:p>
      <text:p text:style-name="P4"/>
      <text:p text:style-name="P4">To ensure car reaches destination safely, few points are taken in consideration:</text:p>
      <text:p text:style-name="P4">1) Car will maintain lane if there are no further cars ahead and able to drive at optimum velocity. If there are cars in front in the same lane:</text:p>
      <text:p text:style-name="P4"><text:tab/>a. Car’s first priority is to change to its left lane. </text:p>
      <text:p text:style-name="P4"><text:tab/><text:span text:style-name="T1">b. If left lane is not possible, it will try for the right 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10:43:27.209205075</meta:creation-date>
    <dc:date>2017-08-19T11:03:47.729514020</dc:date>
    <meta:editing-duration>PT9M37S</meta:editing-duration>
    <meta:editing-cycles>2</meta:editing-cycles>
    <meta:generator>LibreOffice/5.1.6.2$Linux_X86_64 LibreOffice_project/10m0$Build-2</meta:generator>
    <meta:document-statistic meta:table-count="0" meta:image-count="0" meta:object-count="0" meta:page-count="1" meta:paragraph-count="8" meta:word-count="153" meta:character-count="848" meta:non-whitespace-character-count="699"/>
  </office:meta>
</office:document-meta>
</file>